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modifiableAccessControlList.UnmodifiableAccessControlList( List accessControlEnt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AccessControlList.getAccessControlEn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AccessControlList.UnmodifiableAccessControlList( AccessControlList a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AccessControlList.removeAccessControlEntry( AccessControlEntry 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AccessControlList.addAccessControlEntry( Principal principal , Privilege [ ] privile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